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20</text:p>
          </table:table-cell>
          <table:table-cell table:style-name="ACE-0" office:value-type="float" office:value="61.490000000000002">
            <text:p>61.49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table:formula="of:=IF([.H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2</text:p>
          </table:table-cell>
          <table:table-cell table:style-name="ACE-0" office:value-type="float" office:value="61.600000000000001">
            <text:p>61.6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3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3.400000000000006">
            <text:p>73.4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44</text:p>
          </table:table-cell>
          <table:table-cell table:style-name="ACE-0" office:value-type="float" office:value="61.729999999999997">
            <text:p>61.73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4140">
            <text:p>41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table:formula="of:=IF([.H4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23</text:p>
          </table:table-cell>
          <table:table-cell table:style-name="ACE-0" office:value-type="float" office:value="61.840000000000003">
            <text:p>61.84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pseudoarenaria</text:p>
          </table:table-cell>
          <table:table-cell table:style-name="ACE-0" table:formula="of:=IF([.H5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53</text:p>
          </table:table-cell>
          <table:table-cell table:style-name="ACE-0" office:value-type="float" office:value="61.869999999999997">
            <text:p>61.87</text:p>
          </table:table-cell>
          <table:table-cell table:style-name="ACE-0" office:value-type="float" office:value="-77.099999999999994">
            <text:p>−77.1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6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9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hells</text:p>
          </table:table-cell>
          <table:table-cell table:style-name="ACE-0" table:formula="of:=IF([.H7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0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785">
            <text:p>678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table:formula="of:=IF([.H8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505">
            <text:p>750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9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2</text:p>
          </table:table-cell>
          <table:table-cell table:style-name="ACE-0" office:value-type="float" office:value="62.009999999999998">
            <text:p>62.01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tilus edulis</text:p>
          </table:table-cell>
          <table:table-cell table:style-name="ACE-0" table:formula="of:=IF([.H10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99999999999999">
            <text:p>2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0</text:p>
          </table:table-cell>
          <table:table-cell table:style-name="ACE-0" office:value-type="float" office:value="62.140000000000001">
            <text:p>62.14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ctica</text:p>
          </table:table-cell>
          <table:table-cell table:style-name="ACE-0" table:formula="of:=IF([.H11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99</text:p>
          </table:table-cell>
          <table:table-cell table:style-name="ACE-0" office:value-type="float" office:value="62.18">
            <text:p>62.18</text:p>
          </table:table-cell>
          <table:table-cell table:style-name="ACE-0" office:value-type="float" office:value="-78.099999999999994">
            <text:p>−78.1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ytilus edulis</text:p>
          </table:table-cell>
          <table:table-cell table:style-name="ACE-0" table:formula="of:=IF([.H1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09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13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804</text:p>
          </table:table-cell>
          <table:table-cell table:style-name="ACE-0" office:value-type="float" office:value="62.420000000000002">
            <text:p>62.42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ix 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95C</text:p>
          </table:table-cell>
          <table:table-cell table:style-name="ACE-0" office:value-type="float" office:value="62.420000000000002">
            <text:p>62.42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,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Harington2003,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35</text:p>
          </table:table-cell>
          <table:table-cell table:style-name="ACE-0" office:value-type="float" office:value="62.450000000000003">
            <text:p>62.45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rctica</text:p>
          </table:table-cell>
          <table:table-cell table:style-name="ACE-0" table:formula="of:=IF([.H16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B</text:p>
          </table:table-cell>
          <table:table-cell table:style-name="ACE-0" office:value-type="float" office:value="62.520000000000003">
            <text:p>62.52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17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7.700000000000003">
            <text:p>77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atthews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58</text:p>
          </table:table-cell>
          <table:table-cell table:style-name="ACE-0" office:value-type="float" office:value="62.520000000000003">
            <text:p>62.52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s (hiatella arctica and mya truncata)</text:p>
          </table:table-cell>
          <table:table-cell table:style-name="ACE-0" table:formula="of:=IF([.H18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2.599999999999994">
            <text:p>8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549999999999997">
            <text:p>62.55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table:formula="of:=IF([.H19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1</text:p>
          </table:table-cell>
          <table:table-cell table:style-name="ACE-0" office:value-type="float" office:value="62.549999999999997">
            <text:p>62.55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, mya truncata, clinocardium ciliatum</text:p>
          </table:table-cell>
          <table:table-cell table:style-name="ACE-0" table:formula="of:=IF([.H20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7,Matthews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0</text:p>
          </table:table-cell>
          <table:table-cell table:style-name="ACE-0" office:value-type="float" office:value="62.57">
            <text:p>62.57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21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22</text:p>
          </table:table-cell>
          <table:table-cell table:style-name="ACE-0" office:value-type="float" office:value="62.579999999999998">
            <text:p>62.58</text:p>
          </table:table-cell>
          <table:table-cell table:style-name="ACE-0" office:value-type="float" office:value="-78.099999999999994">
            <text:p>−78.1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ytilus edulis</text:p>
          </table:table-cell>
          <table:table-cell table:style-name="ACE-0" table:formula="of:=IF([.H2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99999999999999">
            <text:p>2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34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